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include &lt;ros.h&gt;</text:p>
      <text:p text:style-name="Preformatted_20_Text">#include &lt;rospy_tutorials/Floats.h&gt;</text:p>
      <text:p text:style-name="Preformatted_20_Text">#include &lt;three_dof_planar_manipulator/Floats_array.h&gt;</text:p>
      <text:p text:style-name="Preformatted_20_Text">#include &lt;Servo.h&gt; </text:p>
      <text:p text:style-name="Preformatted_20_Text"/>
      <text:p text:style-name="Preformatted_20_Text">ros::NodeHandle <text:s/>nh;</text:p>
      <text:p text:style-name="Preformatted_20_Text"/>
      <text:p text:style-name="Preformatted_20_Text"/>
      <text:p text:style-name="Preformatted_20_Text">int cur_pos[3]={0,0,0};</text:p>
      <text:p text:style-name="Preformatted_20_Text"/>
      <text:p text:style-name="Preformatted_20_Text">Servo servo1,servo2,servo3;</text:p>
      <text:p text:style-name="Preformatted_20_Text"/>
      <text:p text:style-name="Preformatted_20_Text">float readservo1=0,readservo2=0,readservo3=0;</text:p>
      <text:p text:style-name="Preformatted_20_Text"/>
      <text:p text:style-name="Preformatted_20_Text">void rotate_servo(int servo,int new_pos,int cur_pos,int dir)</text:p>
      <text:p text:style-name="Preformatted_20_Text">{</text:p>
      <text:p text:style-name="Preformatted_20_Text"><text:s text:c="2"/>int pos = 0;</text:p>
      <text:p text:style-name="Preformatted_20_Text"><text:s text:c="2"/></text:p>
      <text:p text:style-name="Preformatted_20_Text"><text:s text:c="2"/>if (servo==0)</text:p>
      <text:p text:style-name="Preformatted_20_Text"><text:s text:c="2"/>{</text:p>
      <text:p text:style-name="Preformatted_20_Text"><text:s text:c="4"/>if (new_pos&lt;5)</text:p>
      <text:p text:style-name="Preformatted_20_Text"><text:s text:c="6"/>new_pos=5;</text:p>
      <text:p text:style-name="Preformatted_20_Text"><text:s text:c="4"/>if (dir == 1)</text:p>
      <text:p text:style-name="Preformatted_20_Text"><text:s text:c="4"/>{</text:p>
      <text:p text:style-name="Preformatted_20_Text"><text:s text:c="6"/>for(pos=cur_pos;pos&lt;= new_pos;pos += 1)</text:p>
      <text:p text:style-name="Preformatted_20_Text"><text:s text:c="6"/>{</text:p>
      <text:p text:style-name="Preformatted_20_Text"><text:s text:c="8"/>servo1.write(pos);</text:p>
      <text:p text:style-name="Preformatted_20_Text"><text:s text:c="8"/>delay(10);</text:p>
      <text:p text:style-name="Preformatted_20_Text"><text:s text:c="6"/>} <text:s text:c="5"/></text:p>
      <text:p text:style-name="Preformatted_20_Text"><text:s text:c="4"/>}</text:p>
      <text:p text:style-name="Preformatted_20_Text"><text:s text:c="4"/>else if(dir == -1)</text:p>
      <text:p text:style-name="Preformatted_20_Text"><text:s text:c="4"/>{</text:p>
      <text:p text:style-name="Preformatted_20_Text"><text:s text:c="6"/>for(pos=cur_pos;pos&gt;= new_pos;pos -= 1)</text:p>
      <text:p text:style-name="Preformatted_20_Text"><text:s text:c="6"/>{</text:p>
      <text:p text:style-name="Preformatted_20_Text"><text:s text:c="8"/>servo1.write(pos);</text:p>
      <text:p text:style-name="Preformatted_20_Text"><text:s text:c="8"/>delay(10);</text:p>
      <text:p text:style-name="Preformatted_20_Text"><text:s text:c="6"/>} <text:s text:c="5"/></text:p>
      <text:p text:style-name="Preformatted_20_Text"><text:s text:c="4"/>}</text:p>
      <text:p text:style-name="Preformatted_20_Text"><text:s text:c="2"/>}</text:p>
      <text:p text:style-name="Preformatted_20_Text"><text:s text:c="2"/>if (servo==1)</text:p>
      <text:p text:style-name="Preformatted_20_Text"><text:s text:c="2"/>{</text:p>
      <text:p text:style-name="Preformatted_20_Text"><text:s text:c="4"/>if (new_pos&lt;12)</text:p>
      <text:p text:style-name="Preformatted_20_Text"><text:s text:c="6"/>new_pos=12;</text:p>
      <text:p text:style-name="Preformatted_20_Text"><text:s text:c="4"/>else if(new_pos &gt; 161)</text:p>
      <text:p text:style-name="Preformatted_20_Text"><text:s text:c="4"/>{</text:p>
      <text:p text:style-name="Preformatted_20_Text"><text:s text:c="6"/>//nh.loginfo("Limiting Servo2 to 155");</text:p>
      <text:p text:style-name="Preformatted_20_Text"><text:s text:c="6"/>new_pos=155;</text:p>
      <text:p text:style-name="Preformatted_20_Text"><text:s text:c="4"/>}</text:p>
      <text:p text:style-name="Preformatted_20_Text"><text:s text:c="4"/></text:p>
      <text:p text:style-name="Preformatted_20_Text"><text:s text:c="4"/>if (dir == 1)</text:p>
      <text:p text:style-name="Preformatted_20_Text"><text:s text:c="4"/>{</text:p>
      <text:p text:style-name="Preformatted_20_Text"><text:s text:c="6"/>for(pos=cur_pos;pos&lt;= new_pos;pos += 1)</text:p>
      <text:p text:style-name="Preformatted_20_Text"><text:s text:c="6"/>{</text:p>
      <text:p text:style-name="Preformatted_20_Text"><text:s text:c="8"/>servo2.write(pos);</text:p>
      <text:p text:style-name="Preformatted_20_Text"><text:s text:c="8"/>delay(10);</text:p>
      <text:p text:style-name="Preformatted_20_Text"><text:s text:c="6"/>} <text:s text:c="5"/></text:p>
      <text:p text:style-name="Preformatted_20_Text"><text:s text:c="4"/>}</text:p>
      <text:p text:style-name="Preformatted_20_Text"><text:s text:c="4"/>else if(dir == -1)</text:p>
      <text:p text:style-name="Preformatted_20_Text"><text:s text:c="4"/>{</text:p>
      <text:p text:style-name="Preformatted_20_Text"><text:s text:c="6"/>for(pos=cur_pos;pos&gt;= new_pos;pos -= 1)</text:p>
      <text:p text:style-name="Preformatted_20_Text"><text:s text:c="6"/>{</text:p>
      <text:p text:style-name="Preformatted_20_Text"><text:s text:c="8"/>servo2.write(pos);</text:p>
      <text:p text:style-name="Preformatted_20_Text"><text:s text:c="8"/>delay(10);</text:p>
      <text:p text:style-name="Preformatted_20_Text"><text:s text:c="6"/>} <text:s text:c="5"/></text:p>
      <text:p text:style-name="Preformatted_20_Text"><text:soft-page-break/><text:s text:c="4"/>}</text:p>
      <text:p text:style-name="Preformatted_20_Text"><text:s text:c="2"/>}</text:p>
      <text:p text:style-name="Preformatted_20_Text"><text:s text:c="2"/>if (servo==2)</text:p>
      <text:p text:style-name="Preformatted_20_Text"><text:s text:c="2"/>{</text:p>
      <text:p text:style-name="Preformatted_20_Text"><text:s text:c="4"/>if (new_pos&lt;6)</text:p>
      <text:p text:style-name="Preformatted_20_Text"><text:s text:c="6"/>new_pos=6;</text:p>
      <text:p text:style-name="Preformatted_20_Text"><text:s text:c="4"/>if (dir == 1)</text:p>
      <text:p text:style-name="Preformatted_20_Text"><text:s text:c="4"/>{</text:p>
      <text:p text:style-name="Preformatted_20_Text"><text:s text:c="6"/>for(pos=cur_pos;pos&lt;= new_pos;pos += 1)</text:p>
      <text:p text:style-name="Preformatted_20_Text"><text:s text:c="6"/>{</text:p>
      <text:p text:style-name="Preformatted_20_Text"><text:s text:c="8"/>servo3.write(pos);</text:p>
      <text:p text:style-name="Preformatted_20_Text"><text:s text:c="8"/>delay(10);</text:p>
      <text:p text:style-name="Preformatted_20_Text"><text:s text:c="6"/>} <text:s text:c="5"/></text:p>
      <text:p text:style-name="Preformatted_20_Text"><text:s text:c="4"/>}</text:p>
      <text:p text:style-name="Preformatted_20_Text"><text:s text:c="4"/>else if(dir == -1)</text:p>
      <text:p text:style-name="Preformatted_20_Text"><text:s text:c="4"/>{</text:p>
      <text:p text:style-name="Preformatted_20_Text"><text:s text:c="6"/>for(pos=cur_pos;pos&gt;= new_pos;pos -= 1)</text:p>
      <text:p text:style-name="Preformatted_20_Text"><text:s text:c="6"/>{</text:p>
      <text:p text:style-name="Preformatted_20_Text"><text:s text:c="8"/>servo3.write(pos);</text:p>
      <text:p text:style-name="Preformatted_20_Text"><text:s text:c="8"/>delay(10);</text:p>
      <text:p text:style-name="Preformatted_20_Text"><text:s text:c="6"/>} <text:s text:c="5"/></text:p>
      <text:p text:style-name="Preformatted_20_Text"><text:s text:c="4"/>}</text:p>
      <text:p text:style-name="Preformatted_20_Text"><text:s text:c="2"/>}</text:p>
      <text:p text:style-name="Preformatted_20_Text"><text:s text:c="2"/></text:p>
      <text:p text:style-name="Preformatted_20_Text">}</text:p>
      <text:p text:style-name="Preformatted_20_Text"/>
      <text:p text:style-name="Preformatted_20_Text"/>
      <text:p text:style-name="Preformatted_20_Text">void servo_cb( const rospy_tutorials::Floats&amp; cmd_msg){</text:p>
      <text:p text:style-name="Preformatted_20_Text"><text:s text:c="2"/>//nh.loginfo("Command Received");</text:p>
      <text:p text:style-name="Preformatted_20_Text"><text:s text:c="2"/></text:p>
      <text:p text:style-name="Preformatted_20_Text"><text:s text:c="2"/>int new_pos[3]={cmd_msg.data[0],cmd_msg.data[1],cmd_msg.data[2]};</text:p>
      <text:p text:style-name="Preformatted_20_Text"><text:s text:c="2"/>int i=0;</text:p>
      <text:p text:style-name="Preformatted_20_Text"><text:s text:c="2"/></text:p>
      <text:p text:style-name="Preformatted_20_Text"><text:s text:c="2"/>for(i=0;i&lt;3;i++)</text:p>
      <text:p text:style-name="Preformatted_20_Text"><text:s text:c="2"/>{</text:p>
      <text:p text:style-name="Preformatted_20_Text"><text:s text:c="4"/>if (new_pos[i]&gt;cur_pos[i])</text:p>
      <text:p text:style-name="Preformatted_20_Text"><text:s text:c="4"/>{</text:p>
      <text:p text:style-name="Preformatted_20_Text"><text:s text:c="6"/>rotate_servo(i,new_pos[i],cur_pos[i],1);</text:p>
      <text:p text:style-name="Preformatted_20_Text"><text:s text:c="6"/>cur_pos[i]=new_pos[i];</text:p>
      <text:p text:style-name="Preformatted_20_Text"><text:s text:c="8"/></text:p>
      <text:p text:style-name="Preformatted_20_Text"><text:s text:c="4"/>}</text:p>
      <text:p text:style-name="Preformatted_20_Text"><text:s text:c="4"/>else if(new_pos[i]&lt;cur_pos[i])</text:p>
      <text:p text:style-name="Preformatted_20_Text"><text:s text:c="4"/>{</text:p>
      <text:p text:style-name="Preformatted_20_Text"><text:s text:c="6"/>rotate_servo(i,new_pos[i],cur_pos[i],-1);</text:p>
      <text:p text:style-name="Preformatted_20_Text"><text:s text:c="6"/>cur_pos[i]=new_pos[i];</text:p>
      <text:p text:style-name="Preformatted_20_Text"><text:s text:c="4"/>}</text:p>
      <text:p text:style-name="Preformatted_20_Text"><text:s text:c="4"/></text:p>
      <text:p text:style-name="Preformatted_20_Text"><text:s text:c="2"/>}</text:p>
      <text:p text:style-name="Preformatted_20_Text"><text:s text:c="2"/></text:p>
      <text:p text:style-name="Preformatted_20_Text">}</text:p>
      <text:p text:style-name="Preformatted_20_Text"/>
      <text:p text:style-name="Preformatted_20_Text">void callback(const three_dof_planar_manipulator::Floats_array::Request &amp; req, three_dof_planar_manipulator::Floats_array::Response &amp; res)</text:p>
      <text:p text:style-name="Preformatted_20_Text">{</text:p>
      <text:p text:style-name="Preformatted_20_Text"><text:s text:c="2"/>// Simulate function running for a non-deterministic amount of time</text:p>
      <text:p text:style-name="Preformatted_20_Text"><text:s text:c="2"/></text:p>
      <text:p text:style-name="Preformatted_20_Text"/>
      <text:p text:style-name="Preformatted_20_Text"><text:s text:c="2"/>res.res_length=3;</text:p>
      <text:p text:style-name="Preformatted_20_Text"><text:s text:c="2"/>readservo1=analogRead(A0);</text:p>
      <text:p text:style-name="Preformatted_20_Text"><text:s text:c="2"/>readservo2=analogRead(A1);</text:p>
      <text:p text:style-name="Preformatted_20_Text"><text:s text:c="2"/>readservo3=analogRead(A2);</text:p>
      <text:p text:style-name="Preformatted_20_Text"><text:s text:c="2"/>res.res[0]=(readservo1-100) * (180.0/325.0);</text:p>
      <text:p text:style-name="Preformatted_20_Text"><text:s text:c="2"/>res.res[1]=(readservo2-103) * (180.0/314.0);</text:p>
      <text:p text:style-name="Preformatted_20_Text"><text:s text:c="2"/>res.res[2]=(readservo3-96) * (180.0/339.0); <text:s/></text:p>
      <text:p text:style-name="Preformatted_20_Text"><text:soft-page-break/><text:s text:c="2"/>return;</text:p>
      <text:p text:style-name="Preformatted_20_Text"><text:s text:c="2"/>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>ros::Subscriber&lt;rospy_tutorials::Floats&gt; sub("/joints_to_aurdino", servo_cb);</text:p>
      <text:p text:style-name="Preformatted_20_Text">ros::ServiceServer&lt;three_dof_planar_manipulator::Floats_array::Request, three_dof_planar_manipulator::Floats_array::Response&gt; server("/read_joint_state",&amp;callback);</text:p>
      <text:p text:style-name="Preformatted_20_Text"/>
      <text:p text:style-name="Preformatted_20_Text"/>
      <text:p text:style-name="Preformatted_20_Text">void setup(){</text:p>
      <text:p text:style-name="Preformatted_20_Text"/>
      <text:p text:style-name="Preformatted_20_Text"><text:s text:c="2"/>nh.initNode();</text:p>
      <text:p text:style-name="Preformatted_20_Text"><text:s text:c="2"/>nh.subscribe(sub);</text:p>
      <text:p text:style-name="Preformatted_20_Text"><text:s text:c="2"/>nh.advertiseService(server);</text:p>
      <text:p text:style-name="Preformatted_20_Text"><text:s text:c="2"/></text:p>
      <text:p text:style-name="Preformatted_20_Text"><text:s text:c="2"/>servo1.attach(6); //attach it to pin 9</text:p>
      <text:p text:style-name="Preformatted_20_Text"><text:s text:c="2"/>servo2.attach(9);</text:p>
      <text:p text:style-name="Preformatted_20_Text"><text:s text:c="2"/>servo3.attach(11);</text:p>
      <text:p text:style-name="Preformatted_20_Text"><text:s text:c="2"/>servo1.write(0);</text:p>
      <text:p text:style-name="Preformatted_20_Text"><text:s text:c="2"/>servo2.write(0);</text:p>
      <text:p text:style-name="Preformatted_20_Text"><text:s text:c="2"/>servo3.write(0);</text:p>
      <text:p text:style-name="Preformatted_20_Text"><text:s text:c="2"/></text:p>
      <text:p text:style-name="Preformatted_20_Text"><text:s text:c="2"/></text:p>
      <text:p text:style-name="Preformatted_20_Text">}</text:p>
      <text:p text:style-name="Preformatted_20_Text"/>
      <text:p text:style-name="Preformatted_20_Text">void loop(){</text:p>
      <text:p text:style-name="Preformatted_20_Text"/>
      <text:p text:style-name="Preformatted_20_Text"><text:s text:c="2"/>nh.spinOnce();</text:p>
      <text:p text:style-name="Preformatted_20_Text">}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1:44:21.398082270</meta:creation-date>
    <dc:date>2020-06-02T11:44:51.963069242</dc:date>
    <meta:editing-duration>PT32S</meta:editing-duration>
    <meta:editing-cycles>1</meta:editing-cycles>
    <meta:document-statistic meta:table-count="0" meta:image-count="0" meta:object-count="0" meta:page-count="3" meta:paragraph-count="139" meta:word-count="232" meta:character-count="2816" meta:non-whitespace-character-count="2186"/>
    <meta:generator>LibreOffice/6.0.7.3$Linux_X86_64 LibreOffice_project/00m0$Build-3</meta:generator>
  </office:meta>
</office:document-meta>
</file>